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irst_20_line_20_indent">
      <style:text-properties officeooo:rsid="0000bb95" officeooo:paragraph-rsid="0000bb95"/>
    </style:style>
    <style:style style:name="P2" style:family="paragraph" style:parent-style-name="Title">
      <style:paragraph-properties fo:margin-top="9.999cm" fo:margin-bottom="0.21cm" style:contextual-spacing="false"/>
      <style:text-properties officeooo:rsid="0000bb95" officeooo:paragraph-rsid="0000bb95"/>
    </style:style>
    <style:style style:name="P3" style:family="paragraph" style:parent-style-name="First_20_line_20_indent">
      <style:text-properties officeooo:paragraph-rsid="0000bb95"/>
    </style:style>
    <style:style style:name="P4" style:family="paragraph" style:parent-style-name="First_20_line_20_indent">
      <style:text-properties officeooo:paragraph-rsid="0000d226"/>
    </style:style>
    <style:style style:name="P5" style:family="paragraph" style:parent-style-name="Text_20_body">
      <style:text-properties officeooo:paragraph-rsid="0000d226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First_20_line_20_indent" style:list-style-name="L1"/>
    <style:style style:name="P10" style:family="paragraph" style:parent-style-name="First_20_line_20_indent" style:list-style-name="L1">
      <style:text-properties officeooo:paragraph-rsid="0000bb95"/>
    </style:style>
    <style:style style:name="P11" style:family="paragraph" style:parent-style-name="First_20_line_20_indent" style:list-style-name="L2"/>
    <style:style style:name="P12" style:family="paragraph" style:parent-style-name="First_20_line_20_indent" style:list-style-name="L3">
      <style:text-properties officeooo:paragraph-rsid="0000d226"/>
    </style:style>
    <style:style style:name="P13" style:family="paragraph" style:parent-style-name="First_20_line_20_indent" style:list-style-name="L4">
      <style:text-properties officeooo:rsid="0000d226" officeooo:paragraph-rsid="0000d226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text-properties officeooo:rsid="0000d226" officeooo:paragraph-rsid="0000d226"/>
    </style:style>
    <style:style style:name="P16" style:family="paragraph" style:parent-style-name="Subtitle">
      <style:paragraph-properties fo:margin-top="0.109cm" fo:margin-bottom="0.21cm" style:contextual-spacing="false"/>
      <style:text-properties officeooo:rsid="0000bb95" officeooo:paragraph-rsid="0000bb95"/>
    </style:style>
    <style:style style:name="P17" style:family="paragraph" style:parent-style-name="Text_20_body">
      <style:paragraph-properties fo:margin-top="0.109cm" fo:margin-bottom="0.21cm" style:contextual-spacing="false"/>
      <style:text-properties officeooo:rsid="0000bb95" officeooo:paragraph-rsid="0000bb95"/>
    </style:style>
    <style:style style:name="P18" style:family="paragraph" style:parent-style-name="Text_20_body">
      <style:paragraph-properties fo:margin-top="0.109cm" fo:margin-bottom="0.21cm" style:contextual-spacing="false" fo:break-before="page"/>
      <style:text-properties officeooo:rsid="0000bb95" officeooo:paragraph-rsid="0000bb95"/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ojtěch Vašek</text:p>
      <text:p text:style-name="P16">E2A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8">Obsah</text:p>
          </text:index-title>
          <text:p text:style-name="P6"><text:a xlink:type="simple" xlink:href="#__RefHeading___Toc305_2601013719" text:style-name="Index_20_Link" text:visited-style-name="Index_20_Link">Fedora vylepšuje živá média, Ubuntu 23.04 bude Lunar Lobster<text:tab/>3</text:a></text:p>
          <text:p text:style-name="P7"><text:a xlink:type="simple" xlink:href="#__RefHeading___Toc307_2601013719" text:style-name="Index_20_Link" text:visited-style-name="Index_20_Link">Fedora vylepšuje živá média<text:tab/>3</text:a></text:p>
          <text:p text:style-name="P7"><text:a xlink:type="simple" xlink:href="#__RefHeading___Toc309_2601013719" text:style-name="Index_20_Link" text:visited-style-name="Index_20_Link">Ubuntu 23.04 bude Lunar Lobster<text:tab/>3</text:a></text:p>
          <text:p text:style-name="P7"><text:a xlink:type="simple" xlink:href="#__RefHeading___Toc311_2601013719" text:style-name="Index_20_Link" text:visited-style-name="Index_20_Link">Rhino Linux<text:tab/>3</text:a></text:p>
          <text:p text:style-name="P6"><text:a xlink:type="simple" xlink:href="#__RefHeading___Toc313_2601013719" text:style-name="Index_20_Link" text:visited-style-name="Index_20_Link">Oprava dvou vážných zranitelností v OpenSSL<text:tab/>3</text:a></text:p>
          <text:p text:style-name="P6"><text:a xlink:type="simple" xlink:href="#__RefHeading___Toc315_2601013719" text:style-name="Index_20_Link" text:visited-style-name="Index_20_Link">Tagger<text:tab/>4</text:a></text:p>
          <text:p text:style-name="P6"><text:a xlink:type="simple" xlink:href="#__RefHeading___Toc317_2601013719" text:style-name="Index_20_Link" text:visited-style-name="Index_20_Link">Login Manager Settings<text:tab/>4</text:a></text:p>
          <text:p text:style-name="P6"><text:a xlink:type="simple" xlink:href="#__RefHeading___Toc319_2601013719" text:style-name="Index_20_Link" text:visited-style-name="Index_20_Link">Tube Converter<text:tab/>4</text:a></text:p>
        </text:index-body>
      </text:table-of-content>
      <text:p text:style-name="P17"/>
      <text:h text:style-name="P14" text:outline-level="1"><text:bookmark-start text:name="__RefHeading___Toc305_2601013719"/>Fedora vylepšuje živá média, Ubuntu 23.04 bude Lunar Lobster<text:bookmark-end text:name="__RefHeading___Toc305_2601013719"/></text:h>
      <text:h text:style-name="Heading_20_2" text:outline-level="2"><text:bookmark-start text:name="__RefHeading___Toc307_2601013719"/><text:bookmark text:name="h20"/>Fedora vylepšuje živá média<text:bookmark-end text:name="__RefHeading___Toc307_2601013719"/></text:h>
      <text:p text:style-name="P1">Tým kolem linuxové distribuce Fedora momentálně hledá způsob, jak vylepšit svoje živá média. Proces vytváření živých médií je už totiž docela zastaralý. V návrhu na změnu se počítá také s přepracováním uživatelského prostředí u živých médií a přidání nových funkcí, které zlepší práci s přepisovatelnými médii.</text:p>
      <text:p text:style-name="P1">Pokud bude tento návrh akceptován, měli bychom se dočkat vylepšených živých médií už s vydáním Fedory 38, které je plánováno na první polovinu roku 2023.</text:p>
      <text:h text:style-name="Heading_20_2" text:outline-level="2"><text:bookmark-start text:name="__RefHeading___Toc309_2601013719"/>Ubuntu 23.04 bude Lunar Lobster<text:bookmark-end text:name="__RefHeading___Toc309_2601013719"/></text:h>
      <text:p text:style-name="First_20_line_20_indent">Nedávno vyšlo Ubuntu 22.10 a tím pádem byl zahájen vývoj Ubuntu 23.04. To by podle plánu mělo vyjít 27. dubna 2023 a jako každé vydání této linuxové distribuce potřebuje mít své kódové jméno. To je tradičně tvořeno dvěma slovy, které začínají na stejné písmeno.</text:p>
      <text:p text:style-name="First_20_line_20_indent">Po Ubuntu 22.10 Kinetic Kudu bude následovat písmeno L. Jelikož <text:span text:style-name="T1">Líná Lama</text:span> by asi nebyl nejlepší název operačního systému, vypadá to, že příští verze Ubuntu se bude jmenovat Lunar Lobster, tedy měsíční humr.</text:p>
      <text:h text:style-name="Heading_20_2" text:outline-level="2"><text:bookmark-start text:name="__RefHeading___Toc311_2601013719"/>Rhino Linux<text:bookmark-end text:name="__RefHeading___Toc311_2601013719"/></text:h>
      <text:p text:style-name="First_20_line_20_indent">Rolling Rhino Remix je pokus proměnit Ubuntu na průběžně aktualizovanou linuxovou distribuci. Snaha udržovat tuto distribuci neustále aktuální ale zabere spoustu času a energie, což donutilo vývojáře zamyslet se nad organizací celého projektu.</text:p>
      <text:p text:style-name="First_20_line_20_indent">Nakonec bylo rozhodnuto o ukončení vývoje této distribuce a její nahrazení novou s názvem Rhino Linux. Tato distribuce bude také průběžně aktualizovaná, postavená na Ubuntu a bude používat prostředí Xfce a balíčkovací systém Pacstall.</text:p>
      <text:h text:style-name="Heading_20_1" text:outline-level="1"><text:bookmark-start text:name="__RefHeading___Toc313_2601013719"/>Oprava dvou vážných zranitelností v OpenSSL <text:bookmark-end text:name="__RefHeading___Toc313_2601013719"/></text:h>
      <text:p text:style-name="First_20_line_20_indent">OpenSSL na svém blogu informuje o opravě vážných zranitelností v této široce používané šifrovací knihovně. Jedná se o dvě chyby (CVE-2022–3786 a CVE-2022–3602) související s přetečením zásobníku při zpracování e-mailové adresy. Díky tomu by mohl útočník vzdáleně spustit kód. Původně byly chyby označeny jako kritické, později byly překvalifikovány na vysoce závažné (high).</text:p>
      <text:p text:style-name="First_20_line_20_indent">Zranitelnost se týká OpenSSL ve verzích 3.0.0 až 3.0.6. Doporučuje se aktualizace na verzi 3.0.7, která obsahuje právě zmíněnou opravu. Řada verzí OpenSSL 1.0.2, 1.1.1 a předchozích ohrožena není.</text:p>
      <text:h text:style-name="P14" text:outline-level="1"><text:bookmark-start text:name="__RefHeading___Toc315_2601013719"/>Tagger<text:bookmark-end text:name="__RefHeading___Toc315_2601013719"/></text:h>
      <text:p text:style-name="P3">Tagger is now at V2022.10.5! This release added support for new audio file types. Here’s the changelog:</text:p>
      <text:list xml:id="list1072648826" text:style-name="L1">
        <text:list-item>
          <text:p text:style-name="P10">Added support for oga files</text:p>
        </text:list-item>
        <text:list-item>
          <text:p text:style-name="P9">Added support for m4a files </text:p>
        </text:list-item>
      </text:list>
      <text:h text:style-name="Heading_20_1" text:outline-level="1"><text:bookmark-start text:name="__RefHeading___Toc317_2601013719"/>Login Manager Settings<text:bookmark-end text:name="__RefHeading___Toc317_2601013719"/></text:h>
      <text:p text:style-name="First_20_line_20_indent">Login Manager Settings v2.beta.0 has been released.</text:p>
      <text:p text:style-name="First_20_line_20_indent">New Features </text:p>
      <text:list xml:id="list263029613" text:style-name="L2">
        <text:list-item>
          <text:p text:style-name="P11">Power settings</text:p>
        </text:list-item>
        <text:list-item>
          <text:p text:style-name="P11">Import/export to file</text:p>
        </text:list-item>
        <text:list-item>
          <text:p text:style-name="P11">Enlarge welcome message shown on login</text:p>
        </text:list-item>
      </text:list>
      <text:p text:style-name="P4">Bug Fixes</text:p>
      <text:list xml:id="list744377575" text:style-name="L3">
        <text:list-item>
          <text:p text:style-name="P12">“Apply Current Display Settings” feature not working on Ubuntu and similar systems</text:p>
        </text:list-item>
        <text:list-item>
          <text:p text:style-name="P12">Some text showing up untranslated even if translation existed (fix by Sabri Ünal)</text:p>
        </text:list-item>
        <text:list-item>
          <text:p text:style-name="P12">Some typos (fix by Kian-Meng Ang)</text:p>
        </text:list-item>
      </text:list>
      <text:p text:style-name="P4">Other Changes</text:p>
      <text:list xml:id="list1356650692" text:style-name="L4">
        <text:list-item>
          <text:p text:style-name="P13">The app is now adaptive</text:p>
          <text:list>
            <text:list-item>
              <text:p text:style-name="P13">Main window is adaptive</text:p>
            </text:list-item>
            <text:list-item>
              <text:p text:style-name="P13">Pop-up dialogs are adaptive</text:p>
            </text:list-item>
          </text:list>
        </text:list-item>
        <text:list-item>
          <text:p text:style-name="P13">App uses the new “About” window</text:p>
        </text:list-item>
        <text:list-item>
          <text:p text:style-name="P13">Terminal output is colored now</text:p>
        </text:list-item>
      </text:list>
      <text:h text:style-name="P15" text:outline-level="1"><text:bookmark-start text:name="__RefHeading___Toc319_2601013719"/>Tube Converter<text:bookmark-end text:name="__RefHeading___Toc319_2601013719"/></text:h>
      <text:p text:style-name="P5">Nick reports:</text:p>
      <text:p text:style-name="First_20_line_20_indent">I’m proud to introduce Tube Converter . An easy-to-use video downloader (yt-dlp frontend) written in C++ with GTK4 and libadwaita! Supports running multiple downloads at once and a variety of file types (mp4, webm, mp3, opus, flac, and wav). Check it out on Flathub!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ěch Vašek</meta:initial-creator>
    <meta:creation-date>2022-11-02T11:52:10.128220329</meta:creation-date>
    <dc:date>2022-11-02T12:11:54.994099360</dc:date>
    <dc:creator>Vojtěch Vašek</dc:creator>
    <meta:editing-duration>PT6M26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4" meta:paragraph-count="47" meta:word-count="539" meta:character-count="3383" meta:non-whitespace-character-count="2902"/>
  </office:meta>
</office:document-meta>
</file>